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9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0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60" style:parent-style-name="DefaultParagraphFont" style:family="text">
      <style:text-properties style:font-name="Helvetica"/>
    </style:style>
  </office:automatic-styles>
  <office:body>
    <office:text text:use-soft-page-breaks="true">
      <text:p text:style-name="P1"># Define the provider</text:p>
      <text:p text:style-name="P2">provider "aws" {</text:p>
      <text:p text:style-name="P3"><text:s text:c="2"/>region = "us-east-1" # Replace with your desired region</text:p>
      <text:p text:style-name="P4">}</text:p>
      <text:p text:style-name="P5"/>
      <text:p text:style-name="P6"># IAM Role for EC2 Instances (SSM Managed)</text:p>
      <text:p text:style-name="P7">resource "aws_iam_role" "ssm_role" {</text:p>
      <text:p text:style-name="P8"><text:s text:c="2"/>name = "EC2SSMRole"</text:p>
      <text:p text:style-name="P9"><text:s text:c="2"/>assume_role_policy = jsonencode({</text:p>
      <text:p text:style-name="P10"><text:s text:c="4"/>Version = "2012-10-17",</text:p>
      <text:p text:style-name="P11"><text:s text:c="4"/>Statement = [</text:p>
      <text:p text:style-name="P12"><text:s text:c="6"/>{</text:p>
      <text:p text:style-name="P13"><text:s text:c="8"/>Action <text:s text:c="3"/>= "sts:AssumeRole",</text:p>
      <text:p text:style-name="P14"><text:s text:c="8"/>Effect <text:s text:c="3"/>= "Allow",</text:p>
      <text:p text:style-name="P15"><text:s text:c="8"/>Principal = { Service = "ec2.amazonaws.com" }</text:p>
      <text:p text:style-name="P16"><text:s text:c="6"/>}</text:p>
      <text:p text:style-name="P17"><text:s text:c="4"/>]</text:p>
      <text:p text:style-name="P18"><text:s text:c="2"/>})</text:p>
      <text:p text:style-name="P19">}</text:p>
      <text:p text:style-name="P20"/>
      <text:p text:style-name="P21"># Attach AmazonSSMManagedInstanceCore policy to the role</text:p>
      <text:p text:style-name="P22">resource "aws_iam_role_policy_attachment" "ssm_managed_policy" {</text:p>
      <text:p text:style-name="P23"><text:s text:c="2"/>role <text:s text:c="6"/>= aws_iam_role.ssm_role.name</text:p>
      <text:p text:style-name="P24"><text:s text:c="2"/>policy_arn = "arn:aws:iam::aws:policy/AmazonSSMManagedInstanceCore"</text:p>
      <text:p text:style-name="P25">}</text:p>
      <text:p text:style-name="P26"/>
      <text:p text:style-name="P27"># Instance Profile for EC2</text:p>
      <text:p text:style-name="P28">resource "aws_iam_instance_profile" "ssm_instance_profile" {</text:p>
      <text:p text:style-name="P29"><text:s text:c="2"/>name = "EC2SSMInstanceProfile"</text:p>
      <text:p text:style-name="P30"><text:s text:c="2"/>role = aws_iam_role.ssm_role.name</text:p>
      <text:p text:style-name="P31">}</text:p>
      <text:p text:style-name="P32"/>
      <text:p text:style-name="P33"># Security Group for EC2</text:p>
      <text:p text:style-name="P34">resource "aws_security_group" "ec2_sg" {</text:p>
      <text:p text:style-name="P35"><text:s text:c="2"/>name <text:s text:c="7"/>= "ec2-security-group"</text:p>
      <text:p text:style-name="P36"><text:s text:c="2"/>description = "Allow inbound traffic"</text:p>
      <text:p text:style-name="P37"><text:s text:c="2"/>vpc_id <text:s text:c="5"/>= "vpc-xxxxxxxx" # Replace with your VPC ID</text:p>
      <text:p text:style-name="P38"/>
      <text:p text:style-name="P39"><text:s text:c="2"/>ingress {</text:p>
      <text:p text:style-name="P40"><text:s text:c="4"/>from_port <text:s text:c="2"/>= 22</text:p>
      <text:p text:style-name="P41"><text:s text:c="4"/>to_port <text:s text:c="4"/>= 22</text:p>
      <text:p text:style-name="P42"><text:s text:c="4"/>protocol <text:s text:c="3"/>= "tcp"</text:p>
      <text:p text:style-name="P43"><text:s text:c="4"/>cidr_blocks = ["0.0.0.0/0"] # Adjust as needed</text:p>
      <text:p text:style-name="P44"><text:s text:c="2"/>}</text:p>
      <text:p text:style-name="P45"/>
      <text:p text:style-name="P46"><text:s text:c="2"/>egress {</text:p>
      <text:p text:style-name="P47"><text:s text:c="4"/>from_port <text:s text:c="2"/>= 0</text:p>
      <text:p text:style-name="P48"><text:s text:c="4"/>to_port <text:s text:c="4"/>= 0</text:p>
      <text:p text:style-name="P49"><text:s text:c="4"/>protocol <text:s text:c="3"/>= "-1"</text:p>
      <text:soft-page-break/>
      <text:p text:style-name="P50"><text:s text:c="4"/>cidr_blocks = ["0.0.0.0/0"]</text:p>
      <text:p text:style-name="P51"><text:s text:c="2"/>}</text:p>
      <text:p text:style-name="P52">}</text:p>
      <text:p text:style-name="P53"/>
      <text:p text:style-name="P54"># EC2 Instance</text:p>
      <text:p text:style-name="P55">resource "aws_instance" "example_instance" {</text:p>
      <text:p text:style-name="P56"><text:s text:c="2"/>ami <text:s text:c="10"/>= "ami-xxxxxxxxxxxxxx" # Replace with your desired AMI</text:p>
      <text:p text:style-name="P57"><text:s text:c="2"/>instance_type = "t2.micro"</text:p>
      <text:p text:style-name="P58"><text:s text:c="2"/>key_name <text:s text:c="5"/>= "your-key-pair-name" # Replace with your key pair name</text:p>
      <text:p text:style-name="P59"><text:s text:c="2"/>subnet_id <text:s text:c="4"/>= "subnet-xxxxxxxx" <text:s text:c="2"/># Replace with your subnet ID</text:p>
      <text:p text:style-name="P60"/>
      <text:p text:style-name="P61"><text:s text:c="2"/>iam_instance_profile = aws_iam_instance_profile.ssm_instance_profile.name</text:p>
      <text:p text:style-name="P62"><text:s text:c="2"/>security_groups <text:s text:c="5"/>= [aws_security_group.ec2_sg.name]</text:p>
      <text:p text:style-name="P63"/>
      <text:p text:style-name="P64"><text:s text:c="2"/>tags = {</text:p>
      <text:p text:style-name="P65"><text:s text:c="4"/>Name = "Dynatrace-Agent-Instance"</text:p>
      <text:p text:style-name="P66"><text:s text:c="2"/>}</text:p>
      <text:p text:style-name="P67">}</text:p>
      <text:p text:style-name="P68"/>
      <text:p text:style-name="P69"># SSM Document for Dynatrace Installation</text:p>
      <text:p text:style-name="P70">resource "aws_ssm_document" "dynatrace_install_doc" {</text:p>
      <text:p text:style-name="P71"><text:s text:c="2"/>name <text:s text:c="9"/>= "InstallDynatraceOneAgent"</text:p>
      <text:p text:style-name="P72"><text:s text:c="2"/>document_type = "Command"</text:p>
      <text:p text:style-name="P73"><text:s text:c="2"/>content = jsonencode({</text:p>
      <text:p text:style-name="P74"><text:s text:c="4"/>schemaVersion = "2.2",</text:p>
      <text:p text:style-name="P75"><text:s text:c="4"/>description <text:s text:c="2"/>= "Install Dynatrace OneAgent on an EC2 instance",</text:p>
      <text:p text:style-name="P76"><text:s text:c="4"/>mainSteps = [</text:p>
      <text:p text:style-name="P77"><text:s text:c="6"/>{</text:p>
      <text:p text:style-name="P78"><text:s text:c="8"/>action = "aws:runShellScript",</text:p>
      <text:p text:style-name="P79"><text:s text:c="8"/>name <text:s text:c="2"/>= "installOneAgent",</text:p>
      <text:p text:style-name="P80"><text:s text:c="8"/>inputs = {</text:p>
      <text:p text:style-name="P81"><text:s text:c="10"/>runCommand = [</text:p>
      <text:p text:style-name="P82"><text:s text:c="12"/># Replace &lt;YOUR-TOKEN&gt; and &lt;ENVIRONMENT-ID&gt; with your Dynatrace details</text:p>
      <text:p text:style-name="P83"><text:s text:c="12"/>"wget -O Dynatrace-OneAgent.sh 'https://&lt;ENVIRONMENT-ID&gt;.live.dynatrace.com/api/v1/deployment/installer/agent/unix/default/latest?Api-Token=&lt;YOUR-TOKEN&gt;'",</text:p>
      <text:p text:style-name="P84"><text:s text:c="12"/>"chmod +x Dynatrace-OneAgent.sh",</text:p>
      <text:p text:style-name="P85"><text:s text:c="12"/>"./Dynatrace-OneAgent.sh"</text:p>
      <text:p text:style-name="P86"><text:s text:c="10"/>]</text:p>
      <text:p text:style-name="P87"><text:s text:c="8"/>}</text:p>
      <text:p text:style-name="P88"><text:s text:c="6"/>}</text:p>
      <text:p text:style-name="P89"><text:s text:c="4"/>]</text:p>
      <text:p text:style-name="P90"><text:s text:c="2"/>})</text:p>
      <text:p text:style-name="P91">}</text:p>
      <text:p text:style-name="P92"/>
      <text:p text:style-name="P93"># SSM Association to Run the Document</text:p>
      <text:p text:style-name="P94">resource "aws_ssm_association" "run_dynatrace_installation" {</text:p>
      <text:p text:style-name="P95"><text:s text:c="2"/>name <text:s text:c="6"/>= aws_ssm_document.dynatrace_install_doc.name</text:p>
      <text:soft-page-break/>
      <text:p text:style-name="P96"><text:s text:c="2"/>targets = [</text:p>
      <text:p text:style-name="P97"><text:s text:c="4"/>{</text:p>
      <text:p text:style-name="P98"><text:s text:c="6"/>key <text:s text:c="3"/>= "InstanceIds",</text:p>
      <text:p text:style-name="P99"><text:s text:c="6"/>values = [aws_instance.example_instance.id]</text:p>
      <text:p text:style-name="P100"><text:s text:c="4"/>}</text:p>
      <text:p text:style-name="P101"><text:s text:c="2"/>]</text:p>
      <text:p text:style-name="P102">}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Terraform Code for Installing Dynatrace OneAgent on Existing EC2 Instances</text:p>
      <text:p text:style-name="P112"/>
      <text:p text:style-name="P113"># Define the provider</text:p>
      <text:p text:style-name="P114">provider "aws" {</text:p>
      <text:p text:style-name="P115"><text:s text:c="2"/>region = "us-east-1" # Replace with your desired region</text:p>
      <text:p text:style-name="P116">}</text:p>
      <text:p text:style-name="P117"/>
      <text:p text:style-name="P118"># SSM Document for Dynatrace Installation</text:p>
      <text:p text:style-name="P119">resource "aws_ssm_document" "dynatrace_install_doc" {</text:p>
      <text:p text:style-name="P120"><text:s text:c="2"/>name <text:s text:c="9"/>= "InstallDynatraceOneAgent"</text:p>
      <text:p text:style-name="P121"><text:s text:c="2"/>document_type = "Command"</text:p>
      <text:p text:style-name="P122"><text:s text:c="2"/>content = jsonencode({</text:p>
      <text:p text:style-name="P123"><text:s text:c="4"/>schemaVersion = "2.2",</text:p>
      <text:p text:style-name="P124"><text:s text:c="4"/>description <text:s text:c="2"/>= "Install Dynatrace OneAgent on existing EC2 instances",</text:p>
      <text:p text:style-name="P125"><text:s text:c="4"/>mainSteps = [</text:p>
      <text:p text:style-name="P126"><text:s text:c="6"/>{</text:p>
      <text:p text:style-name="P127"><text:s text:c="8"/>action = "aws:runShellScript",</text:p>
      <text:p text:style-name="P128"><text:s text:c="8"/>name <text:s text:c="2"/>= "installOneAgent",</text:p>
      <text:p text:style-name="P129"><text:s text:c="8"/>inputs = {</text:p>
      <text:p text:style-name="P130"><text:s text:c="10"/>runCommand = [</text:p>
      <text:p text:style-name="P131"><text:s text:c="12"/># Replace &lt;YOUR-TOKEN&gt; and &lt;ENVIRONMENT-ID&gt; with your Dynatrace details</text:p>
      <text:p text:style-name="P132"><text:s text:c="12"/>"wget -O Dynatrace-OneAgent.sh 'https://&lt;ENVIRONMENT-ID&gt;.live.dynatrace.com/api/v1/deployment/installer/agent/unix/default/latest?Api-Token=&lt;YOUR-TOKEN&gt;'",</text:p>
      <text:p text:style-name="P133"><text:s text:c="12"/>"chmod +x Dynatrace-OneAgent.sh",</text:p>
      <text:p text:style-name="P134"><text:s text:c="12"/>"./Dynatrace-OneAgent.sh"</text:p>
      <text:p text:style-name="P135"><text:s text:c="10"/>]</text:p>
      <text:p text:style-name="P136"><text:s text:c="8"/>}</text:p>
      <text:p text:style-name="P137"><text:s text:c="6"/>}</text:p>
      <text:p text:style-name="P138"><text:s text:c="4"/>]</text:p>
      <text:p text:style-name="P139"><text:s text:c="2"/>})</text:p>
      <text:p text:style-name="P140">}</text:p>
      <text:p text:style-name="P141"/>
      <text:soft-page-break/>
      <text:p text:style-name="P142"># Use SSM Association to apply the document to existing EC2 instances</text:p>
      <text:p text:style-name="P143">resource "aws_ssm_association" "run_dynatrace_installation" {</text:p>
      <text:p text:style-name="P144"><text:s text:c="2"/>name = aws_ssm_document.dynatrace_install_doc.name</text:p>
      <text:p text:style-name="P145"/>
      <text:p text:style-name="P146"><text:s text:c="2"/># Specify the target EC2 instances by their instance IDs</text:p>
      <text:p text:style-name="P147"><text:s text:c="2"/>targets = [</text:p>
      <text:p text:style-name="P148"><text:s text:c="4"/>{</text:p>
      <text:p text:style-name="P149"><text:s text:c="6"/>key <text:s text:c="3"/>= "InstanceIds"</text:p>
      <text:p text:style-name="P150"><text:s text:c="6"/>values = [</text:p>
      <text:p text:style-name="P151"><text:s text:c="8"/>"i-xxxxxxxxxxxxxx", # Replace with your EC2 Instance ID(s)</text:p>
      <text:p text:style-name="P152"><text:s text:c="8"/>"i-yyyyyyyyyyyyyy" <text:s/># Add more EC2 instance IDs as needed</text:p>
      <text:p text:style-name="P153"><text:s text:c="6"/>]</text:p>
      <text:p text:style-name="P154"><text:s text:c="4"/>}</text:p>
      <text:p text:style-name="P155"><text:s text:c="2"/>]</text:p>
      <text:p text:style-name="P156"/>
      <text:p text:style-name="P157"><text:s text:c="2"/># Specify the schedule to run the association if desired</text:p>
      <text:p text:style-name="P158"><text:s text:c="2"/>schedule_expression = "rate(1 day)" # Optional: Run once per day</text:p>
      <text:p text:style-name="P159"><text:span text:style-name="T16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Qumar Hussain</dc:creator>
    <meta:creation-date>2024-11-26T17:26:00Z</meta:creation-date>
    <dc:date>2024-11-26T17:28:00Z</dc:date>
    <meta:template xlink:href="Normal.dotm" xlink:type="simple"/>
    <meta:editing-cycles>2</meta:editing-cycles>
    <meta:editing-duration>PT60S</meta:editing-duration>
    <meta:document-statistic meta:page-count="4" meta:paragraph-count="8" meta:word-count="665" meta:character-count="4449" meta:row-count="31" meta:non-whitespace-character-count="3792"/>
  </office:meta>
</office:document-meta>
</file>